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4c14" officeooo:paragraph-rsid="001b4c14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letter-spacing="normal" fo:font-style="normal" fo:font-weight="normal" officeooo:rsid="001b4c14" officeooo:paragraph-rsid="001b4c14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4c14"/>
    </style:style>
    <style:style style:name="T6" style:family="text">
      <style:text-properties officeooo:rsid="0016f6f3"/>
    </style:style>
    <style:style style:name="T7" style:family="text">
      <style:text-properties officeooo:rsid="0016f6f3" loext:padding="0cm" loext:border="none"/>
    </style:style>
    <style:style style:name="T8" style:family="text">
      <style:text-properties style:font-name="inherit" officeooo:rsid="0016f6f3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6th</text:span> of <text:span text:style-name="T5">September</text:span> 202<text:span text:style-name="T5">2</text:span> under the <text:span text:style-name="T5">24th</text:span> PA Meeting.</text:p>
      <text:p text:style-name="P1"/>
      <text:p text:style-name="P1">The Assembly, recognising the current situation,</text:p>
      <text:p text:style-name="P1"/>
      <text:p text:style-name="P5">Constitutes the need to <text:span text:style-name="T6">remove the ability for CotS members to declare war on members not headed by CotS members without PA approval, </text:span>s<text:span text:style-name="T7">ince the CotS is likely to be abused, it’s best not to let this abuse harm the experience of players directly by griefing them or killing them etc</text:span></text:p>
      <text:p text:style-name="P1"/>
      <text:p text:style-name="P1">And proceeds.</text:p>
      <text:p text:style-name="P1"/>
      <text:p text:style-name="P1">Signed by,</text:p>
      <text:p text:style-name="P4">Solar_Porpoise</text:p>
      <text:p text:style-name="P1"/>
      <text:p text:style-name="P1"/>
      <text:p text:style-name="P1"/>
      <text:p text:style-name="Standard"><text:span text:style-name="T1">[</text:span><text:span text:style-name="T2">Motion 24-2: To remove the ability for CotS members to declare war on members not headed by CotS members without PA approval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7T08:37:25.697710062</dc:date>
    <meta:editing-duration>PT3M42S</meta:editing-duration>
    <meta:editing-cycles>6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7" meta:word-count="99" meta:character-count="580" meta:non-whitespace-character-count="488"/>
  </office:meta>
</office:document-meta>
</file>